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EmptyMap1000Encode.execute( Codec cod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EmptyMap1000Encode.ArrayEmptyMap1000En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